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diction Rebekk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2]=[.C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icycle l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3]=[.C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icycle or pedestria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style-name="ce3" table:formula="of:=[.B4]=[.C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ar or bicyc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B5]=[.C5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r l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6]=[.C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edestr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7]=[.C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8]=[.C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9]=[.C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10]=[.C1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11]=[.C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12]=[.C1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13]=[.C1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14]=[.C1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15]=[.C1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16]=[.C1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17]=[.C1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18]=[.C1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19]=[.C1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20]=[.C2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21]=[.C2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22]=[.C2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23]=[.C2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24]=[.C2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25]=[.C2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26]=[.C2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27]=[.C2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28]=[.C2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29]=[.C2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30]=[.C3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31]=[.C3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table:formula="of:=[.B32]=[.C3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33]=[.C3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34]=[.C3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formula="of:=[.B35]=[.C3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36]=[.C3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37]=[.C3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38]=[.C3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39]=[.C3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40]=[.C4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41]=[.C4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42]=[.C4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43]=[.C4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44]=[.C4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45]=[.C4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formula="of:=[.B46]=[.C4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47]=[.C4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48]=[.C4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49]=[.C4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50]=[.C5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51]=[.C5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52]=[.C5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53]=[.C5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54]=[.C5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55]=[.C5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56]=[.C5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57]=[.C5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58]=[.C5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59]=[.C5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60]=[.C6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61]=[.C6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62]=[.C6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63]=[.C6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64]=[.C6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65]=[.C6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66]=[.C6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67]=[.C6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68]=[.C6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69]=[.C6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70]=[.C7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71]=[.C7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72]=[.C7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73]=[.C7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74]=[.C7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75]=[.C7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formula="of:=[.B76]=[.C7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77]=[.C7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78]=[.C7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79]=[.C7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80]=[.C8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81]=[.C8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formula="of:=[.B82]=[.C8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83]=[.C8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84]=[.C8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85]=[.C8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86]=[.C8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87]=[.C8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88]=[.C8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B89]=[.C8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90]=[.C9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91]=[.C9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92]=[.C9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93]=[.C9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94]=[.C9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95]=[.C9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B96]=[.C9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97]=[.C9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98]=[.C9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99]=[.C9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B100]=[.C10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B101]=[.C10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table:formula="of:=SUM([.D2:.D101])" office:value-type="float" office:value="93" calcext:value-type="float">
            <text:p>93</text:p>
          </table:table-cell>
          <table:table-cell table:number-columns-repeated="3"/>
        </table:table-row>
        <table:table-row table:style-name="ro1" table:number-rows-repeated="10484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6:58:25.151652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3:52:50.376139228</meta:creation-date>
    <dc:date>2020-02-24T17:00:23.827857300</dc:date>
    <meta:editing-duration>PT8M43S</meta:editing-duration>
    <meta:editing-cycles>2</meta:editing-cycles>
    <meta:generator>LibreOffice/6.0.7.3$Linux_X86_64 LibreOffice_project/00m0$Build-3</meta:generator>
    <meta:document-statistic meta:table-count="1" meta:cell-count="416" meta:object-count="0"/>
  </office:meta>
</office:document-meta>
</file>